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automatic-styles>
    <style:style style:name="P1" style:family="paragraph" style:parent-style-name="Header">
      <style:text-properties officeooo:rsid="001df67b" officeooo:paragraph-rsid="001df67b"/>
    </style:style>
    <style:style style:name="P2" style:family="paragraph" style:parent-style-name="Text_20_body">
      <style:text-properties officeooo:rsid="001df67b" officeooo:paragraph-rsid="001df67b"/>
    </style:style>
    <style:style style:name="P3" style:family="paragraph" style:parent-style-name="Title">
      <style:text-properties officeooo:rsid="001df67b" officeooo:paragraph-rsid="001df67b"/>
    </style:style>
    <style:style style:name="P4" style:family="paragraph" style:parent-style-name="Text_20_body">
      <style:text-properties officeooo:rsid="001f6ab3" officeooo:paragraph-rsid="001f6ab3"/>
    </style:style>
    <style:style style:name="P5" style:family="paragraph" style:parent-style-name="Heading_20_1">
      <style:text-properties officeooo:rsid="001df67b" officeooo:paragraph-rsid="001df67b"/>
    </style:style>
    <style:style style:name="P6" style:family="paragraph" style:parent-style-name="Heading_20_1">
      <style:text-properties officeooo:rsid="001f6ab3" officeooo:paragraph-rsid="001f6ab3"/>
    </style:style>
    <style:style style:name="T1" style:family="text">
      <style:text-properties officeooo:rsid="00212d68"/>
    </style:style>
    <style:style style:name="T2" style:family="text">
      <style:text-properties officeooo:rsid="0022fe87"/>
    </style:style>
    <style:style style:name="T3" style:family="text">
      <style:text-properties officeooo:rsid="0023b5c0"/>
    </style:style>
    <style:style style:name="T4" style:family="text">
      <style:text-properties officeooo:rsid="00247e82"/>
    </style:style>
    <style:style style:name="T5" style:family="text">
      <style:text-properties officeooo:rsid="001f6ab3"/>
    </style:style>
    <style:style style:name="T6" style:family="text">
      <style:text-properties officeooo:rsid="00252587"/>
    </style:style>
    <style:style style:name="T7" style:family="text">
      <style:text-properties officeooo:rsid="002554f1"/>
    </style:style>
    <style:style style:name="T8" style:family="text">
      <style:text-properties officeooo:rsid="0025a02c"/>
    </style:style>
    <style:style style:name="T9" style:family="text">
      <style:text-properties officeooo:rsid="0025c5d1"/>
    </style:style>
    <style:style style:name="T10" style:family="text">
      <style:text-properties officeooo:rsid="00261fcb"/>
    </style:style>
    <style:style style:name="T11" style:family="text">
      <style:text-properties fo:font-variant="normal" fo:text-transform="none" fo:color="#000000" loext:opacity="100%" style:font-name="arial" fo:font-size="16.5pt" fo:letter-spacing="normal" fo:font-style="normal" fo:font-weight="normal"/>
    </style:style>
    <style:style style:name="T12" style:family="text">
      <style:text-properties fo:font-variant="normal" fo:text-transform="none" fo:color="#000000" loext:opacity="100%" style:font-name="arial" fo:font-size="8pt" fo:letter-spacing="normal" fo:font-style="normal" fo:font-weight="normal" style:font-size-asian="8pt" style:font-size-complex="8pt"/>
    </style:style>
    <style:style style:name="T13" style:family="text">
      <style:text-properties fo:font-variant="normal" fo:text-transform="none" fo:color="#000000" loext:opacity="100%" style:font-name="arial" fo:font-size="10.5pt" fo:letter-spacing="normal" fo:font-style="normal" fo:font-weight="normal" style:font-size-asian="10.5pt" style:font-size-complex="10.5pt"/>
    </style:style>
    <style:style style:name="T14" style:family="text">
      <style:text-properties fo:font-variant="normal" fo:text-transform="none" fo:color="#000000" loext:opacity="100%" style:font-name="arial" fo:font-size="11pt" fo:letter-spacing="normal" fo:font-style="normal" fo:font-weight="normal" style:font-size-asian="11pt" style:font-size-complex="11pt"/>
    </style:style>
    <style:style style:name="T15" style:family="text">
      <style:text-properties fo:font-variant="normal" fo:text-transform="none" fo:color="#000000" loext:opacity="100%" fo:letter-spacing="normal" style:font-name-complex="arial" style:font-size-complex="16.5pt" style:font-style-complex="normal" style:font-weight-complex="normal"/>
    </style:style>
    <style:style style:name="T16" style:family="text">
      <style:text-properties fo:font-variant="normal" fo:text-transform="none" fo:color="#000000" loext:opacity="100%" fo:font-size="8pt" fo:letter-spacing="normal" style:font-size-asian="8pt" style:font-name-complex="arial" style:font-size-complex="8pt" style:font-style-complex="normal" style:font-weight-complex="normal"/>
    </style:style>
    <style:style style:name="T17" style:family="text">
      <style:text-properties fo:font-variant="normal" fo:text-transform="none" fo:color="#000000" loext:opacity="100%" fo:font-size="10.5pt" fo:letter-spacing="normal" style:font-size-asian="10.5pt" style:font-name-complex="arial" style:font-size-complex="10.5pt" style:font-style-complex="normal" style:font-weight-complex="normal"/>
    </style:style>
    <style:style style:name="T18" style:family="text">
      <style:text-properties fo:font-variant="normal" fo:text-transform="none" fo:color="#000000" loext:opacity="100%" fo:font-size="11pt" fo:letter-spacing="normal" style:font-size-asian="11pt" style:font-name-complex="arial" style:font-size-complex="11pt" style:font-style-complex="normal" style:font-weight-complex="normal"/>
    </style:style>
    <style:style style:name="T19" style:family="text">
      <style:text-properties officeooo:rsid="0027e7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oulette :</text:p>
      <text:h text:style-name="P5" text:outline-level="1">Le projet :</text:h>
      <text:p text:style-name="P2">Le projet roulette est un projet ou l’utilisateur peut jouer à un jeu de roulette, inspiré des casinos et suivant un énoncé très précis :</text:p>
      <text:p text:style-name="P2">-L’utilisateur fixe la quantité d’argent disponible</text:p>
      <text:p text:style-name="P2">-Il choisis un numéro sur lequel il parie une mise</text:p>
      <text:p text:style-name="P2">-L’ordinateur lance la roulette et affiche les résultats (si les chiffres sont égeux, il remporte la mise * 3, si ils sont tout les 2 pairs ou impairs, il remporte la mise * 1.5, sinon il ne remporte rien)</text:p>
      <text:p text:style-name="P2">-Il peut soit continuer à jouer soit quitter <text:span text:style-name="T1">(sauf si il est ruiné, ou il ne peut que quitter)</text:span></text:p>
      <text:p text:style-name="P2">-Il peut voir à la fin la quantité d’argent qui lui reste ainsi que ces bénéfices/pertes</text:p>
      <text:h text:style-name="P6" text:outline-level="1">Choix de programmations :</text:h>
      <text:p text:style-name="Text_20_body"><text:span text:style-name="T5">Le projet utilise pygame pour pouvoir afficher une fenêtre graphique. Une boucle while infini est utilisé pour actualiser la fenêtre, et une condition est utilisé pour que, quand l’évènement pygame « Quitter » est reçu, le programme s’arrête. </text:span><text:span text:style-name="T1">Le jeu est découpé en page, qui correspond à une GUI différente sur la fenêtre. Il y a la page d’accueil (page 0), la page de choix d’argent (page 1), la page de choix de case et de mise de lancement de la roulette (page 2) et une page avant de quitter (page 3). La page actuel est stocké dans une variable de type </text:span><text:span text:style-name="T10">float</text:span><text:span text:style-name="T1">. </text:span><text:span text:style-name="T2">Sur toutes les pages s’affichent le titre « Roulette » et le fond de la fenêtre, tout 2 </text:span><text:span text:style-name="T3">sous forme png et</text:span><text:span text:style-name="T2"> stockés dans le dossier assets. </text:span><text:span text:style-name="T4">Sur la page 1 se trouve un bouton jouer </text:span><text:span text:style-name="T9">et un bouton paramètre en haut à droite, qui n’est pas fonctionnel au moment de parution du programme</text:span><text:span text:style-name="T4">. Le bouton jouer est au milieu de la page. Il a 2 formes : focus (texte gros) et pas focus (texte petit). Pour savoir laquelle afficher, le programme va capturer la position de la </text:span>souris<text:span text:style-name="T4"> et voir si il est au dessus du bouton. L’image du bouton est stockée dans la variable elementsGUI, où se trouvent aussi celle du titre principale. Dans cette variable de type dictionnaire se trouve en valeur tous les éléments du GUI de chaque page et en clé le nom de l’élément. </text:span><text:span text:style-name="T6">Toutes les images sont stockées dans le fichier assets, ou assets/boutons pour les boutons. </text:span><text:span text:style-name="T7">Les images sont toutes fait grâce à l’outil « Pixlr » et « Paint 3D ». <text:s/>Pour les éléments qui contiennent un focus, la forme non focus porte le numéro 1 à la fin du nom du fichier et la forme focus porte le numéro 2. </text:span><text:span text:style-name="T8">Quand le bouton jouer est clické (action géré dans une condition event), la page devient 2 et l’utilisateur peut rentrer la quantité d’argent dont il dispose. L’entrée est constitué d’un rectangle blanc et noir pour la partie arrière, sur laquelle est dessiné le texte dans l’entrée, avec un petit curseur sur le côté. Il dispose d’un système de focus similaire à celui des boutons, à la seule différence qu’il est activé au click et non au survol. Le joueur peut rentrer un nombre. Dés qu’il soit appuie sur entrer soit appuyer sur valider, le joueur arrive sur la page </text:span><text:span text:style-name="T9">2</text:span><text:span text:style-name="T8">.0. </text:span><text:span text:style-name="T9">Il peut ainsi rentrer sa mise, qui doit être inférieur ou égal au nombre d’argent fixé, et une case. </text:span><text:span text:style-name="T10">Il peut y voir la roulette </text:span><text:soft-page-break/><text:span text:style-name="T10">constitué de 3 cercles pour la texture et d’une multitude de trait et de texte</text:span><text:span text:style-name="T9">. </text:span><text:span text:style-name="T10">Les traits sont obtenu en traçant un trait entre le milieu de la roulette et une coordonnées qui est obtenu grâce à de la trigonométrie, facilitant la rotation du la roulette. La position du texte est obtenu de manière similaire</text:span><text:span text:style-name="T9">. Les entrées sont toutes similaires à celle de la page 1. </text:span><text:span text:style-name="T10">Il peut ensuite appuyer sur le bouton lancer qui va mettre la page à 2.3 et lancer la roulette. Lors de la rotation de la roulette, un angle maximum est calculé différent de celui stipulé pour atterrir précisément sur le nombre tiré au hasard. Lorsque la roulette s’arrête, la page va être mise à 2.35 pour laisser du temps à l’utilisateur de voir les résultat sur la roulette, puis la page passe en 2.6 et la roulette s’en vas. L’argent de l’utilisateur va être actualiser et les résultats sont affichés à l’utilisateur. La page passe à 2.65 pour ne pas que l’argent de l’utilisateur soit actualiser à l’infini. Le joueur peut ensuite soit recommencer et mettre la page à 2.0, soit arrêter et mettre la page à 3. Si la page passe à 3, alors un message final est affiché, affichant la quantité d’argent de l’utilisateur, et son gain/perte, avec un petit commentaire pour se moquer de lui </text:span><text:span text:style-name="T14">( ͡° </text:span><text:span text:style-name="T18">ل͜ ͡</text:span><text:span text:style-name="T14">°)</text:span> . <text:span text:style-name="T19">Il peut ensuite quitter le jeu.</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f67b" officeooo:paragraph-rsid="001df67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éo</text:p>
        <text:p text:style-name="MP1">Menou</text:p>
        <text:p text:style-name="MP1">1er5</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O</meta:initial-creator>
    <meta:creation-date>2022-11-14T08:43:52.522000000</meta:creation-date>
    <meta:generator>LibreOffice/7.2.4.1$Windows_X86_64 LibreOffice_project/27d75539669ac387bb498e35313b970b7fe9c4f9</meta:generator>
    <dc:date>2022-11-14T12:40:09.351000000</dc:date>
    <dc:creator>Matt O</dc:creator>
    <meta:editing-duration>PT27M41S</meta:editing-duration>
    <meta:editing-cycles>12</meta:editing-cycles>
    <meta:document-statistic meta:table-count="0" meta:image-count="0" meta:object-count="0" meta:page-count="2" meta:paragraph-count="13" meta:word-count="792" meta:character-count="4309" meta:non-whitespace-character-count="3531"/>
  </office:meta>
</office:document-meta>
</file>